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293.36pt"/>
    </style:style>
    <style:style style:name="co4" style:family="table-column">
      <style:table-column-properties fo:break-before="auto" style:column-width="254.7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1.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dddddd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84">
      <style:table-cell-properties fo:background-color="#99ff66"/>
    </style:style>
    <style:style style:name="ce11" style:family="table-cell" style:parent-style-name="Default" style:data-style-name="N0"/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dddddd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EC Fil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Intrinio SEC Filings</text:p>
          </table:table-cell>
          <table:covered-table-cell table:style-name="ce4"/>
          <table:covered-table-cell table:number-columns-repeated="2"/>
        </table:table-row>
        <table:table-row table:style-name="ro2">
          <table:table-cell table:style-name="ce2"/>
          <table:table-cell table:style-name="ce2" office:value-type="string" calcext:value-type="string">
            <text:p>Inputs</text:p>
          </table:table-cell>
          <table:table-cell table:style-name="ce13" office:value-type="string" calcext:value-type="string">
            <text:p>Results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>
            <text:p>Identifier</text:p>
          </table:table-cell>
          <table:table-cell table:style-name="ce3" office:value-type="string" calcext:value-type="string">
            <text:p>AAPL</text:p>
          </table:table-cell>
          <table:table-cell/>
          <table:table-cell office:value-type="string" calcext:value-type="string">
            <text:p>Query string for filtering results</text:p>
          </table:table-cell>
        </table:table-row>
        <table:table-row table:style-name="ro2">
          <table:table-cell table:style-name="ce3" office:value-type="string" calcext:value-type="string">
            <text:p>StartDate</text:p>
          </table:table-cell>
          <table:table-cell table:style-name="ce5" office:value-type="date" office:date-value="2015-01-01" calcext:value-type="date">
            <text:p>2015-01-01</text:p>
          </table:table-cell>
          <table:table-cell/>
          <table:table-cell office:value-type="string" calcext:value-type="string">
            <text:p>Start date for filtering results.</text:p>
          </table:table-cell>
        </table:table-row>
        <table:table-row table:style-name="ro2">
          <table:table-cell table:style-name="ce3" office:value-type="string" calcext:value-type="string">
            <text:p>EndDate</text:p>
          </table:table-cell>
          <table:table-cell table:style-name="ce5" office:value-type="date" office:date-value="2017-01-01" calcext:value-type="date">
            <text:p>2017-01-01</text:p>
          </table:table-cell>
          <table:table-cell/>
          <table:table-cell office:value-type="string" calcext:value-type="string">
            <text:p>End date for filtering results.</text:p>
          </table:table-cell>
        </table:table-row>
        <table:table-row table:style-name="ro2">
          <table:table-cell table:style-name="ce3" office:value-type="string" calcext:value-type="string">
            <text:p>ReportType</text:p>
          </table:table-cell>
          <table:table-cell table:style-name="ce3" office:value-type="string" calcext:value-type="string">
            <text:p>10-Q</text:p>
          </table:table-cell>
          <table:table-cell/>
          <table:table-cell office:value-type="string" calcext:value-type="string">
            <text:p>10-Q, 10-K, etc.</text:p>
          </table:table-cell>
        </table:table-row>
        <table:table-row table:style-name="ro2">
          <table:table-cell table:style-name="ce3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ount</text:p>
          </table:table-cell>
          <table:table-cell/>
          <table:table-cell table:formula="of:=COM.INTRINIO.FINTECH.LOCALC.PYTHON.INTRINIOIMPL.INTRINIOCOMPANYSECFILINGSCOUNT(identifier;reporttype;startdate;enddate)" office:value-type="float" office:value="6" calcext:value-type="float">
            <text:p>6</text:p>
          </table:table-cell>
          <table:table-cell office:value-type="string" calcext:value-type="string">
            <text:p>The result count (number of available SEC filings)</text:p>
          </table:table-cell>
        </table:table-row>
        <table:table-row table:style-name="ro2">
          <table:table-cell office:value-type="string" calcext:value-type="string">
            <text:p>TagCount</text:p>
          </table:table-cell>
          <table:table-cell/>
          <table:table-cell table:formula="of:=COM.INTRINIO.FINTECH.LOCALC.PYTHON.INTRINIOIMPL.INTRINIOCOMPANYSECFILINGSTAGCOUNT()" office:value-type="float" office:value="8" calcext:value-type="float">
            <text:p>8</text:p>
          </table:table-cell>
          <table:table-cell office:value-type="string" calcext:value-type="string">
            <text:p>The number of available tags/items for each filing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ags[n]</text:p>
          </table:table-cell>
          <table:table-cell/>
          <table:table-cell table:style-name="ce13" office:value-type="string" calcext:value-type="string">
            <text:p>TagName</text:p>
          </table:table-cell>
          <table:table-cell office:value-type="string" calcext:value-type="string">
            <text:p>0 &lt; n &lt; TagCoun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Default" table:formula="of:=COM.INTRINIO.FINTECH.LOCALC.PYTHON.INTRINIOIMPL.INTRINIOCOMPANYSECFILINGSTAG([.A12])" office:value-type="string" office:string-value="filing_url" calcext:value-type="string">
            <text:p>filing_url</text:p>
          </table:table-cell>
          <table:table-cell/>
        </table:table-row>
        <table:table-row table:style-name="ro2">
          <table:table-cell table:formula="of:=[.A12]+1" office:value-type="float" office:value="1" calcext:value-type="float">
            <text:p>1</text:p>
          </table:table-cell>
          <table:table-cell/>
          <table:table-cell table:style-name="Default" table:formula="of:=COM.INTRINIO.FINTECH.LOCALC.PYTHON.INTRINIOIMPL.INTRINIOCOMPANYSECFILINGSTAG([.A13])" office:value-type="string" office:string-value="period_ended" calcext:value-type="string">
            <text:p>period_ended</text:p>
          </table:table-cell>
          <table:table-cell/>
        </table:table-row>
        <table:table-row table:style-name="ro2">
          <table:table-cell table:formula="of:=[.A13]+1" office:value-type="float" office:value="2" calcext:value-type="float">
            <text:p>2</text:p>
          </table:table-cell>
          <table:table-cell/>
          <table:table-cell table:style-name="Default" table:formula="of:=COM.INTRINIO.FINTECH.LOCALC.PYTHON.INTRINIOIMPL.INTRINIOCOMPANYSECFILINGSTAG([.A14])" office:value-type="string" office:string-value="instance_url" calcext:value-type="string">
            <text:p>instance_url</text:p>
          </table:table-cell>
          <table:table-cell/>
        </table:table-row>
        <table:table-row table:style-name="ro2">
          <table:table-cell table:formula="of:=[.A14]+1" office:value-type="float" office:value="3" calcext:value-type="float">
            <text:p>3</text:p>
          </table:table-cell>
          <table:table-cell/>
          <table:table-cell table:style-name="Default" table:formula="of:=COM.INTRINIO.FINTECH.LOCALC.PYTHON.INTRINIOIMPL.INTRINIOCOMPANYSECFILINGSTAG([.A15])" office:value-type="string" office:string-value="report_type" calcext:value-type="string">
            <text:p>report_type</text:p>
          </table:table-cell>
          <table:table-cell/>
        </table:table-row>
        <table:table-row table:style-name="ro2">
          <table:table-cell table:formula="of:=[.A15]+1" office:value-type="float" office:value="4" calcext:value-type="float">
            <text:p>4</text:p>
          </table:table-cell>
          <table:table-cell/>
          <table:table-cell table:style-name="Default" table:formula="of:=COM.INTRINIO.FINTECH.LOCALC.PYTHON.INTRINIOIMPL.INTRINIOCOMPANYSECFILINGSTAG([.A16])" office:value-type="string" office:string-value="report_url" calcext:value-type="string">
            <text:p>report_url</text:p>
          </table:table-cell>
          <table:table-cell/>
        </table:table-row>
        <table:table-row table:style-name="ro2">
          <table:table-cell table:formula="of:=[.A16]+1" office:value-type="float" office:value="5" calcext:value-type="float">
            <text:p>5</text:p>
          </table:table-cell>
          <table:table-cell/>
          <table:table-cell table:style-name="Default" table:formula="of:=COM.INTRINIO.FINTECH.LOCALC.PYTHON.INTRINIOIMPL.INTRINIOCOMPANYSECFILINGSTAG([.A17])" office:value-type="string" office:string-value="filing_date" calcext:value-type="string">
            <text:p>filing_date</text:p>
          </table:table-cell>
          <table:table-cell/>
        </table:table-row>
        <table:table-row table:style-name="ro2">
          <table:table-cell table:formula="of:=[.A17]+1" office:value-type="float" office:value="6" calcext:value-type="float">
            <text:p>6</text:p>
          </table:table-cell>
          <table:table-cell/>
          <table:table-cell table:style-name="Default" table:formula="of:=COM.INTRINIO.FINTECH.LOCALC.PYTHON.INTRINIOIMPL.INTRINIOCOMPANYSECFILINGSTAG([.A18])" office:value-type="string" office:string-value="accno" calcext:value-type="string">
            <text:p>accno</text:p>
          </table:table-cell>
          <table:table-cell/>
        </table:table-row>
        <table:table-row table:style-name="ro2">
          <table:table-cell table:formula="of:=[.A18]+1" office:value-type="float" office:value="7" calcext:value-type="float">
            <text:p>7</text:p>
          </table:table-cell>
          <table:table-cell/>
          <table:table-cell table:style-name="Default" table:formula="of:=COM.INTRINIO.FINTECH.LOCALC.PYTHON.INTRINIOIMPL.INTRINIOCOMPANYSECFILINGSTAG([.A19])" office:value-type="string" office:string-value="accepted_date" calcext:value-type="string">
            <text:p>accepted_date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Filing[0]</text:p>
          </table:table-cell>
          <table:table-cell table:style-name="ce2" office:value-type="string" calcext:value-type="string">
            <text:p>TagName</text:p>
          </table:table-cell>
          <table:table-cell table:style-name="ce13" office:value-type="string" calcext:value-type="string">
            <text:p>TagValue</text:p>
          </table:table-cell>
          <table:table-cell office:value-type="string" calcext:value-type="string">
            <text:p>Filing[n] where 0 &lt; n &lt; Count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" table:formula="of:=tag0" office:value-type="string" office:string-value="filing_url" calcext:value-type="string">
            <text:p>filing_url</text:p>
          </table:table-cell>
          <table:table-cell table:formula="of:=COM.INTRINIO.FINTECH.LOCALC.PYTHON.INTRINIOIMPL.INTRINIOCOMPANYSECFILINGS(identifier;reporttype;startdate;enddate;[.A22];[.B22])" office:value-type="string" office:string-value="https://www.sec.gov/Archives/edgar/data/320193/000162828016017809/0001628280-16-017809-index.htm" calcext:value-type="string">
            <text:p>https://www.sec.gov/Archives/edgar/data/320193/000162828016017809/0001628280-16-017809-index.htm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1" table:formula="of:=tag1" office:value-type="string" office:string-value="period_ended" calcext:value-type="string">
            <text:p>period_ended</text:p>
          </table:table-cell>
          <table:table-cell table:formula="of:=COM.INTRINIO.FINTECH.LOCALC.PYTHON.INTRINIOIMPL.INTRINIOCOMPANYSECFILINGS(identifier;reporttype;startdate;enddate;[.A23];[.B23])" office:value-type="string" office:string-value="2016-06-25" calcext:value-type="string">
            <text:p>2016-06-25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" table:formula="of:=tag2" office:value-type="string" office:string-value="instance_url" calcext:value-type="string">
            <text:p>instance_url</text:p>
          </table:table-cell>
          <table:table-cell table:formula="of:=COM.INTRINIO.FINTECH.LOCALC.PYTHON.INTRINIOIMPL.INTRINIOCOMPANYSECFILINGS(identifier;reporttype;startdate;enddate;[.A24];[.B24])" office:value-type="string" office:string-value="https://www.sec.gov/Archives/edgar/data/320193/000162828016017809/aapl-20160625.xml" calcext:value-type="string">
            <text:p>https://www.sec.gov/Archives/edgar/data/320193/000162828016017809/aapl-20160625.xml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1" table:formula="of:=tag3" office:value-type="string" office:string-value="report_type" calcext:value-type="string">
            <text:p>report_type</text:p>
          </table:table-cell>
          <table:table-cell table:formula="of:=COM.INTRINIO.FINTECH.LOCALC.PYTHON.INTRINIOIMPL.INTRINIOCOMPANYSECFILINGS(identifier;reporttype;startdate;enddate;[.A25];[.B25])" office:value-type="string" office:string-value="10-Q" calcext:value-type="string">
            <text:p>10-Q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" table:formula="of:=tag4" office:value-type="string" office:string-value="report_url" calcext:value-type="string">
            <text:p>report_url</text:p>
          </table:table-cell>
          <table:table-cell table:formula="of:=COM.INTRINIO.FINTECH.LOCALC.PYTHON.INTRINIOIMPL.INTRINIOCOMPANYSECFILINGS(identifier;reporttype;startdate;enddate;[.A26];[.B26])" office:value-type="string" office:string-value="https://www.sec.gov/Archives/edgar/data/320193/000162828016017809/a10-qq320166252016.htm" calcext:value-type="string">
            <text:p>https://www.sec.gov/Archives/edgar/data/320193/000162828016017809/a10-qq320166252016.htm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1" table:formula="of:=tag5" office:value-type="string" office:string-value="filing_date" calcext:value-type="string">
            <text:p>filing_date</text:p>
          </table:table-cell>
          <table:table-cell table:formula="of:=COM.INTRINIO.FINTECH.LOCALC.PYTHON.INTRINIOIMPL.INTRINIOCOMPANYSECFILINGS(identifier;reporttype;startdate;enddate;[.A27];[.B27])" office:value-type="string" office:string-value="2016-07-27" calcext:value-type="string">
            <text:p>2016-07-27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1" table:formula="of:=tag6" office:value-type="string" office:string-value="accno" calcext:value-type="string">
            <text:p>accno</text:p>
          </table:table-cell>
          <table:table-cell table:formula="of:=COM.INTRINIO.FINTECH.LOCALC.PYTHON.INTRINIOIMPL.INTRINIOCOMPANYSECFILINGS(identifier;reporttype;startdate;enddate;[.A28];[.B28])" office:value-type="string" office:string-value="0001628280-16-017809" calcext:value-type="string">
            <text:p>0001628280-16-017809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1" table:formula="of:=tag7" office:value-type="string" office:string-value="accepted_date" calcext:value-type="string">
            <text:p>accepted_date</text:p>
          </table:table-cell>
          <table:table-cell table:formula="of:=COM.INTRINIO.FINTECH.LOCALC.PYTHON.INTRINIOIMPL.INTRINIOCOMPANYSECFILINGS(identifier;reporttype;startdate;enddate;[.A29];[.B29])" office:value-type="string" office:string-value="2016-07-27 16:32:36 +0000" calcext:value-type="string">
            <text:p>2016-07-27 16:32:36 +0000</text:p>
          </table:table-cell>
          <table:table-cell/>
        </table:table-row>
        <table:table-row table:style-name="ro2">
          <table:table-cell office:value-type="string" calcext:value-type="string">
            <text:p>Filing[1]</text:p>
          </table:table-cell>
          <table:table-cell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" table:formula="of:=tag0" office:value-type="string" office:string-value="filing_url" calcext:value-type="string">
            <text:p>filing_url</text:p>
          </table:table-cell>
          <table:table-cell table:formula="of:=COM.INTRINIO.FINTECH.LOCALC.PYTHON.INTRINIOIMPL.INTRINIOCOMPANYSECFILINGS(identifier;reporttype;startdate;enddate;[.A31];[.B31])" office:value-type="string" office:string-value="https://www.sec.gov/Archives/edgar/data/320193/000119312516559625/0001193125-16-559625-index.htm" calcext:value-type="string">
            <text:p>https://www.sec.gov/Archives/edgar/data/320193/000119312516559625/0001193125-16-559625-index.htm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" table:formula="of:=tag1" office:value-type="string" office:string-value="period_ended" calcext:value-type="string">
            <text:p>period_ended</text:p>
          </table:table-cell>
          <table:table-cell table:formula="of:=COM.INTRINIO.FINTECH.LOCALC.PYTHON.INTRINIOIMPL.INTRINIOCOMPANYSECFILINGS(identifier;reporttype;startdate;enddate;[.A32];[.B32])" office:value-type="string" office:string-value="2016-03-26" calcext:value-type="string">
            <text:p>2016-03-26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" table:formula="of:=tag2" office:value-type="string" office:string-value="instance_url" calcext:value-type="string">
            <text:p>instance_url</text:p>
          </table:table-cell>
          <table:table-cell table:formula="of:=COM.INTRINIO.FINTECH.LOCALC.PYTHON.INTRINIOIMPL.INTRINIOCOMPANYSECFILINGS(identifier;reporttype;startdate;enddate;[.A33];[.B33])" office:value-type="string" office:string-value="https://www.sec.gov/Archives/edgar/data/320193/000119312516559625/aapl-20160326.xml" calcext:value-type="string">
            <text:p>https://www.sec.gov/Archives/edgar/data/320193/000119312516559625/aapl-20160326.xml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" table:formula="of:=tag3" office:value-type="string" office:string-value="report_type" calcext:value-type="string">
            <text:p>report_type</text:p>
          </table:table-cell>
          <table:table-cell table:formula="of:=COM.INTRINIO.FINTECH.LOCALC.PYTHON.INTRINIOIMPL.INTRINIOCOMPANYSECFILINGS(identifier;reporttype;startdate;enddate;[.A34];[.B34])" office:value-type="string" office:string-value="10-Q" calcext:value-type="string">
            <text:p>10-Q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" table:formula="of:=tag4" office:value-type="string" office:string-value="report_url" calcext:value-type="string">
            <text:p>report_url</text:p>
          </table:table-cell>
          <table:table-cell table:formula="of:=COM.INTRINIO.FINTECH.LOCALC.PYTHON.INTRINIOIMPL.INTRINIOCOMPANYSECFILINGS(identifier;reporttype;startdate;enddate;[.A35];[.B35])" office:value-type="string" office:string-value="https://www.sec.gov/Archives/edgar/data/320193/000119312516559625/d165350d10q.htm" calcext:value-type="string">
            <text:p>https://www.sec.gov/Archives/edgar/data/320193/000119312516559625/d165350d10q.htm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" table:formula="of:=tag5" office:value-type="string" office:string-value="filing_date" calcext:value-type="string">
            <text:p>filing_date</text:p>
          </table:table-cell>
          <table:table-cell table:formula="of:=COM.INTRINIO.FINTECH.LOCALC.PYTHON.INTRINIOIMPL.INTRINIOCOMPANYSECFILINGS(identifier;reporttype;startdate;enddate;[.A36];[.B36])" office:value-type="string" office:string-value="2016-04-27" calcext:value-type="string">
            <text:p>2016-04-27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" table:formula="of:=tag6" office:value-type="string" office:string-value="accno" calcext:value-type="string">
            <text:p>accno</text:p>
          </table:table-cell>
          <table:table-cell table:formula="of:=COM.INTRINIO.FINTECH.LOCALC.PYTHON.INTRINIOIMPL.INTRINIOCOMPANYSECFILINGS(identifier;reporttype;startdate;enddate;[.A37];[.B37])" office:value-type="string" office:string-value="0001193125-16-559625" calcext:value-type="string">
            <text:p>0001193125-16-55962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" table:formula="of:=tag7" office:value-type="string" office:string-value="accepted_date" calcext:value-type="string">
            <text:p>accepted_date</text:p>
          </table:table-cell>
          <table:table-cell table:formula="of:=COM.INTRINIO.FINTECH.LOCALC.PYTHON.INTRINIOIMPL.INTRINIOCOMPANYSECFILINGS(identifier;reporttype;startdate;enddate;[.A38];[.B38])" office:value-type="string" office:string-value="2016-04-27 16:32:53 +0000" calcext:value-type="string">
            <text:p>2016-04-27 16:32:53 +0000</text:p>
          </table:table-cell>
          <table:table-cell/>
        </table:table-row>
        <table:table-row table:style-name="ro2" table:number-rows-repeated="1048537">
          <table:table-cell table:number-columns-repeated="4"/>
        </table:table-row>
        <table:table-row table:style-name="ro2">
          <table:table-cell table:number-columns-repeated="4"/>
        </table:table-row>
        <table:named-expressions>
          <table:named-range table:name="tag0" table:base-cell-address="$'SEC Filings'.$D$18" table:cell-range-address="$'SEC Filings'.$C$12"/>
          <table:named-range table:name="tag1" table:base-cell-address="$'SEC Filings'.$D$18" table:cell-range-address="$'SEC Filings'.$C$13"/>
          <table:named-range table:name="tag2" table:base-cell-address="$'SEC Filings'.$D$18" table:cell-range-address="$'SEC Filings'.$C$14"/>
          <table:named-range table:name="tag3" table:base-cell-address="$'SEC Filings'.$D$18" table:cell-range-address="$'SEC Filings'.$C$15"/>
          <table:named-range table:name="tag4" table:base-cell-address="$'SEC Filings'.$D$18" table:cell-range-address="$'SEC Filings'.$C$16"/>
          <table:named-range table:name="tag5" table:base-cell-address="$'SEC Filings'.$D$18" table:cell-range-address="$'SEC Filings'.$C$17"/>
          <table:named-range table:name="tag6" table:base-cell-address="$'SEC Filings'.$D$18" table:cell-range-address="$'SEC Filings'.$C$18"/>
          <table:named-range table:name="tag7" table:base-cell-address="$'SEC Filings'.$D$18" table:cell-range-address="$'SEC Filings'.$C$19"/>
        </table:named-expressions>
      </table:table>
      <table:named-expressions>
        <table:named-range table:name="enddate" table:base-cell-address="$'SEC Filings'.$C$7" table:cell-range-address="$'SEC Filings'.$B$5"/>
        <table:named-range table:name="identifier" table:base-cell-address="$'SEC Filings'.$C$7" table:cell-range-address="$'SEC Filings'.$B$3"/>
        <table:named-range table:name="reporttype" table:base-cell-address="$'SEC Filings'.$C$7" table:cell-range-address="$'SEC Filings'.$B$6"/>
        <table:named-range table:name="startdate" table:base-cell-address="$'SEC Filings'.$C$7" table:cell-range-address="$'SEC Filings'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3">00/00/0000</text:date>, <text:time style:data-style-name="N2" text:time-value="11:31:53.245051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14:29:51.021972000</meta:creation-date>
    <dc:date>2017-09-23T11:55:16.562835000</dc:date>
    <meta:editing-duration>PT6H1M55S</meta:editing-duration>
    <meta:editing-cycles>6</meta:editing-cycles>
    <meta:generator>LibreOffice/5.4.0.3$MacOSX_X86_64 LibreOffice_project/7556cbc6811c9d992f4064ab9287069087d7f62c</meta:generator>
    <meta:document-statistic meta:table-count="1" meta:cell-count="94" meta:object-count="0"/>
  </office:meta>
</office:document-meta>
</file>